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Standard">
      <style:text-properties style:font-name="Times New Roman" fo:font-weight="normal" style:font-weight-asian="normal" style:font-weight-complex="normal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5" style:family="paragraph" style:parent-style-name="Heading_20_2">
      <style:paragraph-properties fo:margin-left="0cm" fo:margin-right="0cm" fo:text-indent="0cm" style:auto-text-indent="false"/>
    </style:style>
    <style:style style:name="P16" style:family="paragraph" style:parent-style-name="Heading_20_2" style:list-style-name="L1">
      <style:paragraph-properties fo:margin-left="0cm" fo:margin-right="0cm" fo:text-indent="0cm" style:auto-text-indent="false"/>
    </style:style>
    <style:style style:name="P17" style:family="paragraph" style:parent-style-name="Heading_20_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9" style:family="paragraph" style:parent-style-name="Text_20_body" style:list-style-name="WW8Num7">
      <style:text-properties fo:font-size="12pt" style:font-size-asian="12pt" style:font-size-complex="12pt"/>
    </style:style>
    <style:style style:name="P20" style:family="paragraph" style:parent-style-name="Text_20_body" style:list-style-name="L1">
      <style:text-properties fo:font-size="12pt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emória Virtual<text:line-break/>Caso de uso: GerenciarInstituição</text:p>
      <text:p text:style-name="P18"/>
      <text:h text:style-name="Heading_20_1" text:outline-level="1">Breve Descrição</text:h>
      <text:p text:style-name="Text_20_body"><text:s text:c="4"/><text:span text:style-name="T7">O caso de uso GerenciarInstituição permite que o usuário (Gerente, Administrador) cadastre, altere dados de uma instituição e exclua o cadastro.</text:span></text:p>
      <text:h text:style-name="Heading_20_1" text:outline-level="1">Breve Descrição dos Atores</text:h>
      <text:p text:style-name="Standard"><text:span text:style-name="T3"><text:tab/></text:span><text:span text:style-name="T4">Gerente e Adminstrador: </text:span><text:span text:style-name="T5">O Gerente e o Administrador do sistema cadastram, <text:tab/>alteram e excluem uma instituição.</text:span></text:p>
      <text:p text:style-name="P10"/>
      <text:h text:style-name="Heading_20_1" text:outline-level="1">Pré-condições</text:h>
      <text:p text:style-name="P9">O usuário está logado no sistema.</text:p>
      <text:h text:style-name="Heading_20_1" text:outline-level="1">Fluxo Básico de Eventos</text:h>
      <text:list xml:id="list30642610" text:style-name="WW8Num7">
        <text:list-header>
          <text:p text:style-name="P19">1. O Administrador/Gerente seleciona a opção “Cadastrar instituição” ou “Editar Instituição ” ou “Excluir Instituição”;</text:p>
          <text:p text:style-name="P19">2. O usuário realiza suas operações referente a opção escolhida acima;</text:p>
          <text:p text:style-name="P19">3. O sistema valida a operação;</text:p>
          <text:p text:style-name="P19">4. O caso de uso é encerrado.</text:p>
        </text:list-header>
      </text:list>
      <text:h text:style-name="Heading_20_1" text:outline-level="1">Fluxos Alternativos</text:h>
      <text:h text:style-name="P15" text:outline-level="2" text:is-list-header="true">Fluxo Alternativo 1</text:h>
      <text:p text:style-name="P9">Se no passo <text:s/>1 do Fluxo Básico os usúarios selecionam a opção “Cadastrar Instituição”, então</text:p>
      <text:p text:style-name="P9"><text:tab/>1. <text:s text:c="2"/>O sistema apresenta a tela de cadastramento de instituição;</text:p>
      <text:list xml:id="list30661664" text:style-name="L1">
        <text:list-item>
          <text:list>
            <text:list-item>
              <text:list>
                <text:list-item>
                  <text:p text:style-name="P20">O usuário preenche os campos de cadastramento;</text:p>
                </text:list-item>
                <text:list-item>
                  <text:p text:style-name="P20">O sistema habilita a opção de confirmar a operação;</text:p>
                </text:list-item>
                <text:list-item>
                  <text:p text:style-name="P20">O caso de uso retorna ao passo 3.</text:p>
                </text:list-item>
              </text:list>
              <text:h text:style-name="P16" text:outline-level="2">Fluxo Alternativo 2</text:h>
            </text:list-item>
          </text:list>
          <text:p text:style-name="P20">Se no passo <text:s/>1 do Fluxo Básico <text:s/>os usúarios selecionam a opção “Editar Instituição”, então</text:p>
          <text:p text:style-name="P20">1. O sistema disponibiliza um <text:s/>ícone <text:s/>de “Busca Instituição”, o usuário pesquisa pela instituição desejada;</text:p>
          <text:list text:continue-numbering="true">
            <text:list-item>
              <text:p text:style-name="P20">O sistema imprime os resultados da busca e o usuário seleciona a instituição a ser alterada;</text:p>
            </text:list-item>
          </text:list>
          <text:p text:style-name="P20"><text:soft-page-break/>3. <text:s text:c="2"/>O sistema apresenta os dados da instituição que podem ser alterados (de acordo com permissão de cada usuário);</text:p>
          <text:list>
            <text:list-item>
              <text:list>
                <text:list-header>
                  <text:p text:style-name="P21"><text:s text:c="19"/>4. <text:s text:c="3"/>O usuário altera os dados e confirma a operação;</text:p>
                  <text:p text:style-name="P21"><text:s text:c="19"/>5. <text:s text:c="3"/>O caso de uso retorna ao passo 3.</text:p>
                </text:list-header>
              </text:list>
              <text:h text:style-name="P16" text:outline-level="2"/>
              <text:h text:style-name="P16" text:outline-level="2">Fluxo Alternativo 3</text:h>
            </text:list-item>
          </text:list>
          <text:p text:style-name="P20">Se no passo <text:s/>1 do Fluxo Básico <text:s/>os usúarios selecionam a opção “Excluir Instituição”, então</text:p>
          <text:p text:style-name="P20">1. O sistema disponibiliza um <text:s/>ícone <text:s/>de “Busca Instituição”, o usuário pesquisa pela instituição desejada;</text:p>
        </text:list-item>
      </text:list>
      <text:p text:style-name="P9"><text:s text:c="6"/>2. <text:s text:c="2"/>O sistema imprime os resultados da busca e o usuário seleciona a instituição a ser excluida;</text:p>
      <text:list xml:id="list31335271" text:continue-numbering="true" text:style-name="L1">
        <text:list-header>
          <text:p text:style-name="P20">3. <text:s text:c="2"/>O usuário confirma a operação;</text:p>
          <text:p text:style-name="P20">4. <text:s text:c="2"/>O caso de uso retorna ao passo 3.</text:p>
        </text:list-header>
      </text:list>
      <text:h text:style-name="P17" text:outline-level="2" text:is-list-header="true">Fluxo Alternativo 4</text:h>
      <text:p text:style-name="P5"><text:span text:style-name="T2"><text:s text:c="16"/></text:span>Se no passo 2 do Fluxo Alternativo 1 o usuário não preenche todos os campos obrigatórios para o cadastramento, então</text:p>
      <text:list xml:id="list3066313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><text:s text:c="32"/>1. O sistema não habilita a opção de confirmar cadastramento;</text:p>
                          <text:list>
                            <text:list-item>
                              <text:list>
                                <text:list-header>
                                  <text:p text:style-name="P12"><text:s text:c="32"/>2. O sistema exibe a mensagem “Preencha os campos obrigatórios”;</text:p>
                                </text:list-header>
                              </text:list>
                            </text:list-item>
                          </text:list>
                          <text:p text:style-name="P12"><text:s text:c="32"/>3. O caso de uso retorna ao passo 2 do fluxo alternativo 1.</text:p>
                          <text:p text:style-name="P1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2" text:is-list-header="true">Fluxo Alternativo 5</text:h>
      <text:p text:style-name="P4"><text:span text:style-name="T2"><text:s text:c="15"/></text:span><text:span text:style-name="T7"><text:s/>Se no passo 2 do Fluxo Alternativo 2 e 3 o sistema não encontra nenhuma instituição, entao</text:span></text:p>
      <text:list xml:id="list3066355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/><text:tab/> <text:s text:c="12"/>1. O sistema retorna a mensagem “Nenhuma instituição encontrada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 text:c="25"/>2. O caso de uso é encerrado.</text:p>
                                          <text:p text:style-name="P13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7">Fluxo Básico: A base de dados do sistema referente as Instituições sofre alterações.</text:span></text:p>
      <text:p text:style-name="P8"><text:tab/>Fluxo Alternativo 1: Uma nova Instituição está cadastrada no sistema.</text:p>
      <text:p text:style-name="P8"><text:tab/>Fluxo Alternativo 2: Os dados da Instituição foram alterados.</text:p>
      <text:p text:style-name="P8"><text:tab/>Fluxo Alternativo 3: A Instituição é excluida da base de dados.</text:p>
      <text:p text:style-name="P8"><text:tab/>Fluxo Alternativo 4: O cadastramento da instituição está pendente.</text:p>
      <text:p text:style-name="P8"><text:tab/>Fluxo Alternativo 5: A base de dados do sistema não foi modificada.</text:p>
      <text:h text:style-name="Heading_20_1" text:outline-level="1">Requisitos Especiais</text:h>
      <text:p text:style-name="P7"><text:s text:c="11"/><text:span text:style-name="T7"><text:s text:c="2"/>Performance: A resposta do sistema para a busca da instituição deve ser realizada em até 1 segundo.</text:span></text:p>
      <text:p text:style-name="P8"><text:s text:c="11"/>Requisito de Auditoria: o sistema salva no banco de dados o usuário que cadastrou/editou/excluiu a instituição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2</text:p>
            </table:table-cell>
            <table:table-cell table:style-name="Tabela2.B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6-23T11:20:39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1</meta:editing-cycles>
    <meta:editing-duration>PT04H08M15S</meta:editing-duration>
    <meta:generator>BrOffice.org/3.2$Win32 OpenOffice.org_project/320m12$Build-9483</meta:generator>
    <dc:date>2010-06-23T11:20:38.92</dc:date>
    <meta:document-statistic meta:table-count="2" meta:image-count="0" meta:object-count="0" meta:page-count="2" meta:paragraph-count="58" meta:word-count="542" meta:character-count="3465"/>
  </office:meta>
</office:document-meta>
</file>